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Registrácia</text:h>
      <text:p text:style-name="Text_20_body"/>
      <text:list xml:id="list274502917" text:style-name="L1">
        <text:list-item>
          <text:p text:style-name="P1">Používateľ sa kliknutím na tlačidlo umiestnené v ľavom hornom rohu dostane na obrazovku s kontaktnými údajmi.</text:p>
        </text:list-item>
        <text:list-item>
          <text:p text:style-name="P1">Zvolí si prihlasovacie meno a heslo a vypíše svoje kontaktné údaje.</text:p>
        </text:list-item>
        <text:list-item>
          <text:p text:style-name="P1">Tlačidlom <text:span text:style-name="T1">Registrovať</text:span><text:span text:style-name="T2"> odošle registračný formulár a bude okamžite informovaný o výsledku.</text:span></text:p>
        </text:list-item>
        <text:list-item>
          <text:p text:style-name="P1"><text:span text:style-name="T2">Ak registrácia prebehla úspešne, používateľ je automaticky prihlásený. Odhlásiť sa môže kliknutím na príslušné tlačidlo alebo zatvorením stránky.</text:span></text:p>
        </text:list-item>
        <text:list-item>
          <text:p text:style-name="P1"><text:span text:style-name="T2">V prípade, že sa z nejakého dôvodu registrácia nezdarila, používateľ bude o tomto informovaný prostredníctvom vyskakovacieho okna a bude si môcť opraviť, príp. doplniť niektoré údaje.</text:span></text:p>
        </text:list-item>
      </text:list>
      <text:p text:style-name="Standard"><text:span text:style-name="T2"/></text:p>
      <text:h text:style-name="Heading_20_3" text:outline-level="3"><text:span text:style-name="T2"/></text:h>
      <text:h text:style-name="Heading_20_3" text:outline-level="3"><text:span text:style-name="T2">Vyberanie pízz</text:span></text:h>
      <text:p text:style-name="Text_20_body"><text:span text:style-name="T2"/></text:p>
      <text:list xml:id="list1162600829" text:style-name="L2">
        <text:list-item>
          <text:p text:style-name="P2"><text:span text:style-name="T2">Na hlavnej stránke, ktorá bude zobrazovať ponuku pízz si používateľ vyberie ľubovoľné pizze a kliknutím na príslušné tlačidlo pizzu pridá do košíka.</text:span></text:p>
        </text:list-item>
        <text:list-item>
          <text:p text:style-name="P2"><text:span text:style-name="T2">V prípade, že používateľ bude chcieť vidieť iba niektoré pizze, obsahujúce obľúbené suroviny, klikne na tlačidlo filtra umiestnené v hornej časti.</text:span></text:p>
        </text:list-item>
        <text:list-item>
          <text:p text:style-name="P2"><text:span text:style-name="T2">Zhora stránky sa vysunie filter obsahujúci zoznam surovín s </text:span><text:span text:style-name="T1">checkboxami</text:span><text:span text:style-name="T2">. Suroviny budú rozdelené do skupín podľa kategórií (mäso, syry, zelenina).</text:span></text:p>
        </text:list-item>
        <text:list-item>
          <text:p text:style-name="P2"><text:span text:style-name="T2">Zaškrtávaním checkboxov sa bude okamžite meniť nižšie zobrazený zoznam s ponukou pízz, v ktorom už budú zobrazené len tie pizze, ktoré obsahujú vybrané suroviny. Filter bude možné kedykoľvek schovať a znovu vysunúť, pričom vybrané suroviny v ňom ostanú po celý čas.</text:span></text:p>
        </text:list-item>
        <text:list-item>
          <text:p text:style-name="P2"><text:span text:style-name="T2">Zo skráteného a filtrom sprehľadneného zoznamu pízz si používateľ vyberie požadované pizze.</text:span></text:p>
        </text:list-item>
      </text:list>
      <text:p text:style-name="Standard"><text:span text:style-name="T2"/></text:p>
      <text:p text:style-name="Standard"><text:span text:style-name="T2"/></text:p>
      <text:h text:style-name="Heading_20_3" text:outline-level="3"><text:span text:style-name="T2"/></text:h>
      <text:h text:style-name="Heading_20_3" text:outline-level="3"><text:span text:style-name="T2">Prispôsobenie a objednávka</text:span></text:h>
      <text:p text:style-name="Standard"><text:span text:style-name="T2"/></text:p>
      <text:list xml:id="list749459850" text:style-name="L3">
        <text:list-item>
          <text:p text:style-name="P3"><text:span text:style-name="T2">Kliknutím na tlačidlo zobrazené v pravom hornom rohu sa používateľovi vysunie košík s vybranými pizzami.</text:span></text:p>
        </text:list-item>
        <text:list-item>
          <text:p text:style-name="P3"><text:span text:style-name="T2">Pomocou tlačidiel </text:span><text:span text:style-name="T3">+</text:span><text:span text:style-name="T2"> a </text:span><text:span text:style-name="T3">–</text:span><text:span text:style-name="T2"> si používateľ zvolí počet pízz z daného druhu.</text:span></text:p>
        </text:list-item>
        <text:list-item>
          <text:p text:style-name="P3"><text:span text:style-name="T2">Po kliknutí na názov pizze sa rozbalí jej obsah a používateľ bude vidieť suroviny, ktoré bude zároveň môcť jednoducho odobrať kliknutím na príslušnú ikonku </text:span><text:span text:style-name="T3">x</text:span><text:span text:style-name="T4">.</text:span></text:p>
        </text:list-item>
        <text:list-item>
          <text:p text:style-name="P3"><text:span text:style-name="T2">Pridať ďalšie suroviny k pizze bude možné po kliknutí na tlačidlo </text:span><text:span text:style-name="T1">Pridať suroviny</text:span><text:span text:style-name="T2">, ktoré vyvolá dialóg so zoznamom dostupných surovín.</text:span></text:p>
        </text:list-item>
        <text:list-item>
          <text:p text:style-name="P3"><text:span text:style-name="T2">Potvrdenie a odoslanie objednávky sa vykoná kliknutím na tlačidlo </text:span><text:span text:style-name="T1">Objednať</text:span><text:span text:style-name="T2"> a používateľ bude informovaný o výsledku operácie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u </meta:initial-creator>
    <meta:creation-date>2011-10-26T21:03:21</meta:creation-date>
    <meta:generator>LibreOffice/3.3$Unix LibreOffice_project/330m19$Build-401</meta:generator>
    <dc:date>2011-10-26T22:57:31</dc:date>
    <dc:creator>jou </dc:creator>
    <meta:editing-duration>PT1H54M11S</meta:editing-duration>
    <meta:editing-cycles>24</meta:editing-cycles>
    <meta:document-statistic meta:table-count="0" meta:image-count="0" meta:object-count="0" meta:page-count="1" meta:paragraph-count="18" meta:word-count="309" meta:character-count="2061"/>
  </office:meta>
</office:document-meta>
</file>